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Touch</text:p>
            <text:p>Screen</text:p>
          </table:table-cell>
          <table:table-cell table:style-name="ce1" office:value-type="string" calcext:value-type="string">
            <text:p>API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Forerunner 945</text:p>
          </table:table-cell>
          <table:table-cell office:value-type="string" calcext:value-type="string">
            <text:p>Round</text:p>
          </table:table-cell>
          <table:table-cell table:number-columns-repeated="2"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30" calcext:value-type="float">
            <text:p>33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Venu 2S</text:p>
          </table:table-cell>
          <table:table-cell office:value-type="string" calcext:value-type="string">
            <text:p>Round</text:p>
          </table:table-cell>
          <table:table-cell table:number-columns-repeated="2"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10" calcext:value-type="float">
            <text:p>410</text:p>
          </table:table-cell>
        </table:table-row>
      </table:table>
      <table:table table:name="Garmin-Icons-Font" table:style-name="ta1">
        <table:table-column table:style-name="co2" table:number-columns-repeated="2" table:default-cell-style-name="ce1"/>
        <table:table-column table:style-name="co3" table:default-cell-style-name="ce1"/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tep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loor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 Minute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eart-Rat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otification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lorie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Distanc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luetooth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style-name="ce2" office:value-type="string" calcext:value-type="string">
            <text:p>Alarm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2" office:value-type="string" calcext:value-type="string">
            <text:p>Altitud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style-name="ce2" office:value-type="string" calcext:value-type="string">
            <text:p>Temperature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Sunrise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Sunrise-Sunse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style-name="ce2" office:value-type="string" calcext:value-type="string">
            <text:p>Pressure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Humidity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ody-Battery</text:p>
          </table:table-cell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20:59:27.9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8:24:04.024000000</meta:creation-date>
    <meta:generator>LibreOffice/7.3.2.2$Windows_x86 LibreOffice_project/49f2b1bff42cfccbd8f788c8dc32c1c309559be0</meta:generator>
    <dc:date>2022-05-11T21:40:42.701000000</dc:date>
    <meta:editing-duration>PT1H27M59S</meta:editing-duration>
    <meta:editing-cycles>3</meta:editing-cycles>
    <meta:document-statistic meta:table-count="2" meta:cell-count="70" meta:object-count="0"/>
  </office:meta>
</office:document-meta>
</file>